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a737" officeooo:paragraph-rsid="000da737"/>
    </style:style>
    <style:style style:name="P2" style:family="paragraph" style:parent-style-name="Standard">
      <style:text-properties fo:font-weight="bold" officeooo:rsid="000da737" officeooo:paragraph-rsid="000da737" style:font-weight-asian="bold" style:font-weight-complex="bold"/>
    </style:style>
    <style:style style:name="P3" style:family="paragraph" style:parent-style-name="Standard">
      <style:text-properties fo:font-weight="bold" officeooo:rsid="0017f913" officeooo:paragraph-rsid="0017f913" style:font-weight-asian="bold" style:font-weight-complex="bold"/>
    </style:style>
    <style:style style:name="P4" style:family="paragraph" style:parent-style-name="Standard">
      <style:text-properties fo:font-weight="bold" officeooo:rsid="0018367a" officeooo:paragraph-rsid="0018367a" style:font-weight-asian="bold" style:font-weight-complex="bold"/>
    </style:style>
    <style:style style:name="P5" style:family="paragraph" style:parent-style-name="Standard">
      <style:text-properties fo:font-weight="bold" officeooo:rsid="001a2096" officeooo:paragraph-rsid="001a2096" style:font-weight-asian="bold" style:font-weight-complex="bold"/>
    </style:style>
    <style:style style:name="P6" style:family="paragraph" style:parent-style-name="Standard">
      <style:text-properties fo:font-weight="bold" officeooo:rsid="00203cf0" officeooo:paragraph-rsid="00203cf0" style:font-weight-asian="bold" style:font-weight-complex="bold"/>
    </style:style>
    <style:style style:name="P7" style:family="paragraph" style:parent-style-name="Standard">
      <style:text-properties fo:font-weight="bold" officeooo:rsid="0021f123" officeooo:paragraph-rsid="0021f123" style:font-weight-asian="bold" style:font-weight-complex="bold"/>
    </style:style>
    <style:style style:name="P8" style:family="paragraph" style:parent-style-name="Standard">
      <style:text-properties fo:font-weight="bold" officeooo:rsid="00221249" officeooo:paragraph-rsid="00221249" style:font-weight-asian="bold" style:font-weight-complex="bold"/>
    </style:style>
    <style:style style:name="P9" style:family="paragraph" style:parent-style-name="Standard">
      <style:text-properties fo:font-weight="bold" officeooo:rsid="0023f3a3" officeooo:paragraph-rsid="0023f3a3" style:font-weight-asian="bold" style:font-weight-complex="bold"/>
    </style:style>
    <style:style style:name="P10" style:family="paragraph" style:parent-style-name="Standard">
      <style:text-properties fo:font-weight="bold" officeooo:rsid="00248c13" officeooo:paragraph-rsid="00248c13" style:font-weight-asian="bold" style:font-weight-complex="bold"/>
    </style:style>
    <style:style style:name="P11" style:family="paragraph" style:parent-style-name="Standard">
      <style:text-properties fo:font-weight="bold" officeooo:rsid="0024c6bc" officeooo:paragraph-rsid="0024c6bc" style:font-weight-asian="bold" style:font-weight-complex="bold"/>
    </style:style>
    <style:style style:name="P12" style:family="paragraph" style:parent-style-name="Standard">
      <style:text-properties fo:font-weight="bold" officeooo:rsid="0024db1a" officeooo:paragraph-rsid="0024db1a" style:font-weight-asian="bold" style:font-weight-complex="bold"/>
    </style:style>
    <style:style style:name="P13" style:family="paragraph" style:parent-style-name="Standard">
      <style:text-properties fo:font-weight="bold" officeooo:rsid="00258ea4" officeooo:paragraph-rsid="00258ea4" style:font-weight-asian="bold" style:font-weight-complex="bold"/>
    </style:style>
    <style:style style:name="P14" style:family="paragraph" style:parent-style-name="Standard">
      <style:text-properties fo:font-weight="bold" officeooo:rsid="0027f2a0" officeooo:paragraph-rsid="0027f2a0" style:font-weight-asian="bold" style:font-weight-complex="bold"/>
    </style:style>
    <style:style style:name="P15" style:family="paragraph" style:parent-style-name="Standard">
      <style:text-properties officeooo:rsid="0010fbae" officeooo:paragraph-rsid="0010fbae"/>
    </style:style>
    <style:style style:name="P16" style:family="paragraph" style:parent-style-name="Standard">
      <style:text-properties officeooo:rsid="001215a3" officeooo:paragraph-rsid="001215a3"/>
    </style:style>
    <style:style style:name="P17" style:family="paragraph" style:parent-style-name="Standard">
      <style:text-properties officeooo:rsid="00139017" officeooo:paragraph-rsid="00139017"/>
    </style:style>
    <style:style style:name="P18" style:family="paragraph" style:parent-style-name="Standard">
      <style:text-properties officeooo:rsid="0014aac5" officeooo:paragraph-rsid="00139017"/>
    </style:style>
    <style:style style:name="P19" style:family="paragraph" style:parent-style-name="Standard">
      <style:text-properties officeooo:rsid="0014aac5" officeooo:paragraph-rsid="0014aac5"/>
    </style:style>
    <style:style style:name="P20" style:family="paragraph" style:parent-style-name="Standard">
      <style:text-properties fo:font-style="italic" fo:font-weight="bold" officeooo:rsid="001a2096" officeooo:paragraph-rsid="001a2096" style:font-style-asian="italic" style:font-weight-asian="bold" style:font-style-complex="italic" style:font-weight-complex="bold"/>
    </style:style>
    <style:style style:name="P21" style:family="paragraph" style:parent-style-name="Standard">
      <style:text-properties fo:font-style="italic" fo:font-weight="bold" officeooo:rsid="001c9ea2" officeooo:paragraph-rsid="001c9ea2" style:font-style-asian="italic" style:font-weight-asian="bold" style:font-style-complex="italic" style:font-weight-complex="bold"/>
    </style:style>
    <style:style style:name="T1" style:family="text">
      <style:text-properties officeooo:rsid="000dc4a1"/>
    </style:style>
    <style:style style:name="T2" style:family="text">
      <style:text-properties officeooo:rsid="000f3a9c"/>
    </style:style>
    <style:style style:name="T3" style:family="text">
      <style:text-properties officeooo:rsid="0010e6d7"/>
    </style:style>
    <style:style style:name="T4" style:family="text">
      <style:text-properties officeooo:rsid="001182b4"/>
    </style:style>
    <style:style style:name="T5" style:family="text">
      <style:text-properties fo:font-style="italic" style:font-style-asian="italic" style:font-style-complex="italic"/>
    </style:style>
    <style:style style:name="T6" style:family="text">
      <style:text-properties fo:font-style="italic" fo:font-weight="normal" officeooo:rsid="00221249"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4c34d" style:font-weight-asian="normal" style:font-weight-complex="normal"/>
    </style:style>
    <style:style style:name="T10" style:family="text">
      <style:text-properties fo:font-weight="normal" officeooo:rsid="00163608" style:font-weight-asian="normal" style:font-weight-complex="normal"/>
    </style:style>
    <style:style style:name="T11" style:family="text">
      <style:text-properties fo:font-weight="normal" officeooo:rsid="001b33a7"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e6165"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6.2 </text:span>Iterator patterns</text:p>
      <text:p text:style-name="P1"/>
      <text:p text:style-name="P1">the i variable in a for-loop is an iterator object because it controls the iteration</text:p>
      <text:p text:style-name="P1"><text:span text:style-name="T2">However: contrains design only to an array</text:span></text:p>
      <text:p text:style-name="P1">-<text:span text:style-name="T2">&gt; design an iterator class</text:span></text:p>
      <text:p text:style-name="P1">-<text:span text:style-name="T3">&gt; want the code that accesses the container to be as independent from the type of container as possible</text:span></text:p>
      <text:p text:style-name="P1"/>
      <text:p text:style-name="P15">Basic iterator design</text:p>
      <text:p text:style-name="P15">Container class required to provide an iterator method</text:p>
      <text:p text:style-name="P15">-<text:span text:style-name="T4">&gt; two methods: hasNext (true if iteration not exhausted) and next (next element and advances)</text:span></text:p>
      <text:p text:style-name="P15"/>
      <text:p text:style-name="P16">Iterator is constructed with reference to the object it iterates</text:p>
      <text:p text:style-name="P17">Has <text:span text:style-name="T5">current</text:span> variable that keeps track of the current position in the container</text:p>
      <text:p text:style-name="P17">Constructor initializes container reference, hasNext compares current position with container size, next uses the current position to index the array and advances the current position</text:p>
      <text:p text:style-name="P17">Limitation: impossible to reset the iterator back to the beginning, next couples access with advancing</text:p>
      <text:p text:style-name="P17"/>
      <text:p text:style-name="P17">To make this available for more than one data container: interface</text:p>
      <text:p text:style-name="P17">MyContainerIterator IS-A Iterator</text:p>
      <text:p text:style-name="P18"/>
      <text:p text:style-name="P19">public Iterator iterator(){</text:p>
      <text:p text:style-name="P19"><text:tab/>return new MyContainerIterator( this);</text:p>
      <text:p text:style-name="P19"/>
      <text:p text:style-name="P19">}</text:p>
      <text:p text:style-name="P19">This is <text:span text:style-name="T8">a </text:span><text:span text:style-name="T7">factory</text:span><text:span text:style-name="T8"> method, Iterator interface can be accessed</text:span></text:p>
      <text:p text:style-name="P19"><text:span text:style-name="T8">In the main: no mention of MyContainerI</text:span><text:span text:style-name="T9">t</text:span><text:span text:style-name="T8">erator, </text:span><text:span text:style-name="T9">it has been declared as an Iterator: </text:span><text:span text:style-name="T10">good programming to an interface (hides implementation)</text:span></text:p>
      <text:p text:style-name="P19"><text:span text:style-name="T10"/></text:p>
      <text:p text:style-name="P19"><text:span text:style-name="T10"/></text:p>
      <text:p text:style-name="P3">Collections api: containers and iterators</text:p>
      <text:p text:style-name="P3"><text:span text:style-name="T8"/></text:p>
      <text:p text:style-name="P4"><text:span text:style-name="T8">The Collections interface:</text:span></text:p>
      <text:p text:style-name="P4"><text:span text:style-name="T8">-group of objects, known as elements</text:span></text:p>
      <text:p text:style-name="P4"><text:span text:style-name="T8">-some implementations: unsorted, others may be sorted</text:span></text:p>
      <text:p text:style-name="P4"><text:span text:style-name="T8">-some implementations allow duplicates, others do not</text:span></text:p>
      <text:p text:style-name="P5"><text:span text:style-name="T8">All containers support:</text:span></text:p>
      <text:p text:style-name="P5"><text:span text:style-name="T8"/></text:p>
      <text:p text:style-name="P5"><text:span text:style-name="T8">-boolean isEmpty()</text:span></text:p>
      <text:p text:style-name="P5"><text:span text:style-name="T8">-int size()</text:span></text:p>
      <text:p text:style-name="P5"><text:span text:style-name="T8">-boolean add (AnyType x)</text:span></text:p>
      <text:p text:style-name="P5"><text:span text:style-name="T8">-boolean contains (Object x)</text:span></text:p>
      <text:p text:style-name="P5"><text:span text:style-name="T8">-boolean remove (Object x)</text:span></text:p>
      <text:p text:style-name="P5"><text:span text:style-name="T8">-void clear()</text:span></text:p>
      <text:p text:style-name="P5"><text:span text:style-name="T8">-Object [] toArray() </text:span></text:p>
      <text:p text:style-name="P5"><text:span text:style-name="T8">-&lt;OtherType&gt; OtherType [] toArray (OtherType[] arr)</text:span></text:p>
      <text:p text:style-name="P20"><text:span text:style-name="T8">Returs an array that contains references to all the items in the container, </text:span><text:span text:style-name="T11">second one allows user to specify the type of array, thereby avoiding casting</text:span></text:p>
      <text:p text:style-name="P20"><text:span text:style-name="T12"/></text:p>
      <text:p text:style-name="P20"><text:span text:style-name="T12">-java.util.Iterator&lt;AnyType&gt; iterator();</text:span></text:p>
      <text:p text:style-name="P20"><text:soft-page-break/><text:span text:style-name="T12"/></text:p>
      <text:p text:style-name="P21"><text:span text:style-name="T12">If we want an immutable collection (we don't want it changed, we don't want add or remove): we can implement add and remove so that they throw an UsupportedOpreationException; </text:span><text:span text:style-name="T13">technically: interface has been implemented while not really providing add and remove</text:span></text:p>
      <text:p text:style-name="P21"><text:span text:style-name="T13"/></text:p>
      <text:p text:style-name="P21"><text:span text:style-name="T12"/></text:p>
      <text:p text:style-name="P6"><text:span text:style-name="T8">Iterator interface:</text:span></text:p>
      <text:p text:style-name="P6"><text:span text:style-name="T8">Iterator is an object that allows us to iterate through all objects in a collection</text:span></text:p>
      <text:p text:style-name="P6"><text:span text:style-name="T8">Three methods:</text:span></text:p>
      <text:p text:style-name="P6"><text:span text:style-name="T8">-boolean hasNext()</text:span></text:p>
      <text:p text:style-name="P6"><text:span text:style-name="T8">-AnyType next()</text:span></text:p>
      <text:p text:style-name="P6"><text:span text:style-name="T8">-void remove() - </text:span><text:span text:style-name="T6">optional</text:span></text:p>
      <text:p text:style-name="P6"><text:span text:style-name="T8"/></text:p>
      <text:p text:style-name="P6"><text:span text:style-name="T8">Iterator expects a stable container, what happens if container changed mid-iteration?</text:span></text:p>
      <text:p text:style-name="P6"><text:span text:style-name="T8">API very strict: iterator methods throw a ConcurrentModificationException </text:span></text:p>
      <text:p text:style-name="P7"><text:span text:style-name="T8">=&gt; impossible to remove an object once we have seen it with an iterator =&gt; iterator has remove method (removes the last seen object)</text:span></text:p>
      <text:p text:style-name="P8"><text:span text:style-name="T8">Affects other iterators, but not the one calling the remove</text:span></text:p>
      <text:p text:style-name="P8"><text:span text:style-name="T8">Remove cannot be called twice in a row</text:span></text:p>
      <text:p text:style-name="P8"><text:span text:style-name="T8"/></text:p>
      <text:p text:style-name="P8"><text:span text:style-name="T8"/></text:p>
      <text:p text:style-name="P9">6.4 generic algorithms</text:p>
      <text:p text:style-name="P10">6.5 the List interface</text:p>
      <text:p text:style-name="P10"><text:span text:style-name="T8"/></text:p>
      <text:p text:style-name="P11"><text:span text:style-name="T8">The ListIterator interface is bidirectional:</text:span></text:p>
      <text:p text:style-name="P11"><text:span text:style-name="T8">listIterator factory method must be given a value that is equal to the numOfElements that have already been visited in the forward direction</text:span></text:p>
      <text:p text:style-name="P11"><text:span text:style-name="T8">If that value =0 , initalize at front, just like Iterator</text:span></text:p>
      <text:p text:style-name="P11"><text:span text:style-name="T8">If that value = size of list, initialized to have processed every element in the forward direction =&gt; hasNext returns false, but hasPrevious and previous can be used to traverse the list in reverse</text:span></text:p>
      <text:p text:style-name="P11"><text:span text:style-name="T8"/></text:p>
      <text:p text:style-name="P9"><text:span text:style-name="T8"/></text:p>
      <text:p text:style-name="P12">LinkedList class</text:p>
      <text:p text:style-name="P12"><text:span text:style-name="T8">Stores items internally different than the ArrayList, resulting in performance trade-offs</text:span></text:p>
      <text:p text:style-name="P12"><text:span text:style-name="T8"/></text:p>
      <text:p text:style-name="P12"><text:span text:style-name="T8">ArrayList may be appropriate if insertions performed at high end of the array (using add), it doubles the array capacity if an insertion at the high end would exceed the internal capcity, good performance especially if we allow caller to specify initial capacity through contsructor</text:span></text:p>
      <text:p text:style-name="P12"><text:span text:style-name="T8"/></text:p>
      <text:p text:style-name="P12"><text:span text:style-name="T8">LinkedList: items stored in a node that contains the object and a reference to the next node, maintain references to both first and last node in the list, used to avoid large amounts of data movement, stores items with an additional one reference per item overhead; however: arbitrary item cannot be found in one access, we must scan down the list. Advantages to arrays: insertion into the middle does not require moving all of the items that follow the insertion point. </text:span></text:p>
      <text:p text:style-name="P12"><text:span text:style-name="T8"/></text:p>
      <text:p text:style-name="P12"><text:span text:style-name="T8">ArrayList allows direct access by the index, but a LinkedList should not. (get and set supported because implementation of List interface, but are very slow) </text:span></text:p>
      <text:p text:style-name="P12"><text:span text:style-name="T8"/></text:p>
      <text:p text:style-name="P12"><text:span text:style-name="T8">Basic tradeoff btw ArrayList and LinkedList: get inefficient for LinkedList, but insertion and removal </text:span><text:soft-page-break/><text:span text:style-name="T8">from the middle of the container more efficient in LinkedList</text:span></text:p>
      <text:p text:style-name="P12"><text:span text:style-name="T8"/></text:p>
      <text:p text:style-name="P12"><text:span text:style-name="T8"/></text:p>
      <text:p text:style-name="P13"><text:span text:style-name="T8">Additional methods for LinkedList over ArrayList:</text:span></text:p>
      <text:p text:style-name="P13"><text:span text:style-name="T8"/></text:p>
      <text:p text:style-name="P13"><text:span text:style-name="T8">void addLast( AnyType element ) </text:span></text:p>
      <text:p text:style-name="P13"><text:span text:style-name="T8"/></text:p>
      <text:p text:style-name="P13"><text:span text:style-name="T8">void addFirst( AnyType element ) </text:span></text:p>
      <text:p text:style-name="P13"><text:span text:style-name="T8">.</text:span></text:p>
      <text:p text:style-name="P13"><text:span text:style-name="T8">AnyType getFirst( ) </text:span></text:p>
      <text:p text:style-name="P13"><text:span text:style-name="T8">AnyType element( )</text:span></text:p>
      <text:p text:style-name="P13"><text:span text:style-name="T8"/></text:p>
      <text:p text:style-name="P13"><text:span text:style-name="T8">AnyType getLast( ) </text:span></text:p>
      <text:p text:style-name="P13"><text:span text:style-name="T8"/></text:p>
      <text:p text:style-name="P13"><text:span text:style-name="T8">AnyType removeFirst( ) </text:span></text:p>
      <text:p text:style-name="P13"><text:span text:style-name="T8">AnyType remove( )</text:span></text:p>
      <text:p text:style-name="P13"><text:span text:style-name="T8"/></text:p>
      <text:p text:style-name="P13"><text:span text:style-name="T8">AnyType removeLast( ) </text:span></text:p>
      <text:p text:style-name="P13"><text:span text:style-name="T8"/></text:p>
      <text:p text:style-name="P13"><text:span text:style-name="T8"/></text:p>
      <text:p text:style-name="P14"><text:span text:style-name="T8">Page 253</text:span></text:p>
      <text:p text:style-name="P14"><text:span text:style-name="T8"/></text:p>
      <text:p text:style-name="P1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M53S</meta:editing-duration>
    <meta:editing-cycles>29</meta:editing-cycles>
    <meta:generator>LibreOffice/4.2.0.4$Windows_x86 LibreOffice_project/05dceb5d363845f2cf968344d7adab8dcfb2ba71</meta:generator>
    <dc:date>2014-02-25T10:03:32.365000000</dc:date>
    <meta:document-statistic meta:table-count="0" meta:image-count="0" meta:object-count="0" meta:page-count="3" meta:paragraph-count="70" meta:word-count="711" meta:character-count="4584" meta:non-whitespace-character-count="3932"/>
    <meta:user-defined meta:name="Info 1"/>
    <meta:user-defined meta:name="Info 2"/>
    <meta:user-defined meta:name="Info 3"/>
    <meta:user-defined meta:name="Info 4"/>
  </office:meta>
</office:document-meta>
</file>